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Consolas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Мрежова сигурност - 1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Увод в криптографията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Какво е криптографията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Наука за „скриване“ на информация от трети лица</text:p>
              </text:list-item>
              <text:list-item>
                <text:p>Постига целите си чрез преобразуване на входните данни (plaintext) чрез различни алгоритми и ключове до криптирани данни (cyphertex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Предупреждение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Криптографията е един от най-сложните клонове на математката</text:p>
              </text:list-item>
              <text:list-item>
                <text:p>Малка грешка почти винаги води до тотално пробиване на криптосистемата</text:p>
              </text:list-item>
              <text:list-item>
                <text:p>НЕ ПИШЕТЕ САМИ криптография</text:p>
              </text:list-item>
              <text:list-item>
                <text:p>Внимателно проучете какво използвате</text:p>
              </text:list-item>
              <text:list-item>
                <text:p>Погледнете Applied Cryptography</text:p>
                <text:list>
                  <text:list-item>
                    <text:p>Действа плашещо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Основни понятия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laintext</text:p>
              </text:list-item>
              <text:list-item>
                <text:p>Cyphertext</text:p>
              </text:list-item>
              <text:list-item>
                <text:p>Ентропия</text:p>
              </text:list-item>
              <text:list-item>
                <text:p>Криптиране/декриптиране</text:p>
              </text:list-item>
              <text:list-item>
                <text:p>Подписване (т.нар. цифров подпис)</text:p>
              </text:list-item>
              <text:list-item>
                <text:p>Random генерато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Историческ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Субституция</text:p>
              </text:list-item>
              <text:list-item>
                <text:p>Шифър на Цезар (пермутация)</text:p>
              </text:list-item>
              <text:list-item>
                <text:p>Шифър на Vernon (one-time pad)</text:p>
                <text:list>
                  <text:list-item>
                    <text:p>Единственият математически доказан сигурен</text:p>
                  </text:list-item>
                </text:list>
              </text:list-item>
              <text:list-item>
                <text:p>Enig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Основни примитив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ndom генератори</text:p>
              </text:list-item>
              <text:list-item>
                <text:p>Hash функции</text:p>
              </text:list-item>
              <text:list-item>
                <text:p>Блокови и поточни шифри</text:p>
              </text:list-item>
              <text:list-item>
                <text:p>Симетрични и асиметрични алгоритми</text:p>
              </text:list-item>
              <text:list-item>
                <text:p>Схеми за прилагане на шифр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andom генерато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Много важни за много различни криптосистеми</text:p>
              </text:list-item>
              <text:list-item>
                <text:p>Използват се в генерация на ключове, padding и др.</text:p>
              </text:list-item>
              <text:list-item>
                <text:p>Дефинират се като колко ентропия предоставят</text:p>
              </text:list-item>
              <text:list-item>
                <text:p>Описание на linux random генератора</text:p>
                <text:list>
                  <text:list-item>
                    <text:p>Източници на ентропия</text:p>
                  </text:list-item>
                  <text:list-item>
                    <text:p>Entropy pool и смесване</text:p>
                  </text:list-item>
                  <text:list-item>
                    <text:p>Типове output (random, urand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ash функци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Дават ни „сигнатура“ на някакви входни данни</text:p>
              </text:list-item>
              <text:list-item>
                <text:p>Дефинират се като еднопосочни функции, даващи фиксиран по размер изход при произволен вход.</text:p>
              </text:list-item>
              <text:list-item>
                <text:p>Цели: необратими, силно зависещи от входа, трудно откриваеми колизии</text:p>
              </text:list-item>
              <text:list-item>
                <text:p>MD4, MD5, SHA-1, SHA-2 и друг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Симетрични блоков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Най-основните в криптографията</text:p>
              </text:list-item>
              <text:list-item>
                <text:p>С определен ключ криптират блок от данни с фиксирана дължина</text:p>
              </text:list-item>
              <text:list-item>
                <text:p>Търсени свойства:</text:p>
                <text:list>
                  <text:list-item>
                    <text:p>Без ключа от cyphertext-а не може да се изведе plaintext-а</text:p>
                  </text:list-item>
                  <text:list-item>
                    <text:p>От cyphertext и plaintext не може да се изведе ключа</text:p>
                  </text:list-item>
                </text:list>
              </text:list-item>
              <text:list-item>
                <text:p>DES, <text:s/>A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Системи за блоков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CB – всеки блок се криптира отделно с ключа</text:p>
                <text:list>
                  <text:list-item>
                    <text:p>Един и същи текст два пъти дава същия cyphertext</text:p>
                  </text:list-item>
                  <text:list-item>
                    <text:p>Replay атаки</text:p>
                  </text:list-item>
                </text:list>
              </text:list-item>
              <text:list-item>
                <text:p>CBC – първият блок с XOR-ва с IV, следващите блокове – с предния cyphertext</text:p>
              </text:list-item>
              <text:list-item>
                <text:p>PCBC, CFB, OFB и др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Преговор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Какво е криптография</text:p>
              </text:list-item>
              <text:list-item>
                <text:p>Исторически шифри (Caesar, one-time pad)</text:p>
              </text:list-item>
              <text:list-item>
                <text:p>Хешове (MD5, SHA-1, SHA-2, др.)</text:p>
              </text:list-item>
              <text:list-item>
                <text:p>Симетрични блокови шифри (DES, AES, др.)</text:p>
              </text:list-item>
              <text:list-item>
                <text:p>Режим за използване на блокови шифри</text:p>
                <text:p/>
              </text:list-item>
              <text:list-item>
                <text:p>Лесно vs. трудно</text:p>
              </text:list-item>
              <text:list-item>
                <text:p>Какво знае атакуващи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метрични поточн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Ключът се използва за генериране на поток</text:p>
              </text:list-item>
              <text:list-item>
                <text:p>Plaintext се XOR-ва с този поток</text:p>
              </text:list-item>
              <text:list-item>
                <text:p>Синхронни и самосинхронизиращи се</text:p>
              </text:list-item>
              <text:list-item>
                <text:p>Linear Feedback Shift Registers – с допълнения</text:p>
              </text:list-item>
              <text:list-item>
                <text:p>Атаки: reused key, substitution</text:p>
              </text:list-item>
              <text:list-item>
                <text:p>Voice, wireless, SSL, Gpcode.ak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742cm" svg:height="10.722cm" svg:x="0.258cm" svg:y="0.278cm">
          <draw:image xlink:href="../Ecb_encryption.png" xlink:type="simple" xlink:show="embed" xlink:actuate="onLoad">
            <text:p/>
          </draw:image>
        </draw:frame>
        <draw:frame draw:style-name="gr2" draw:text-style-name="P2" draw:layer="layout" svg:width="26.242cm" svg:height="10cm" svg:x="0.258cm" svg:y="10cm">
          <draw:image xlink:href="../Ecb_decryption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242cm" svg:height="10.171cm" svg:x="0.258cm" svg:y="0.329cm">
          <draw:image xlink:href="../Cbc_encryption.png" xlink:type="simple" xlink:show="embed" xlink:actuate="onLoad">
            <text:p/>
          </draw:image>
        </draw:frame>
        <draw:frame draw:style-name="gr2" draw:text-style-name="P2" draw:layer="layout" svg:width="26.5cm" svg:height="10cm" svg:x="0.5cm" svg:y="10cm">
          <draw:image xlink:href="../Cbc_decryption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Симетрични поточн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Ключът се използва за генериране на поток</text:p>
              </text:list-item>
              <text:list-item>
                <text:p>Plaintext се XOR-ва с този поток</text:p>
              </text:list-item>
              <text:list-item>
                <text:p>Синхронни и самосинхронизиращи се</text:p>
              </text:list-item>
              <text:list-item>
                <text:p>Linear Feedback Shift Registers – с допълнения</text:p>
              </text:list-item>
              <text:list-item>
                <text:p>Атаки: reused key, substitution</text:p>
              </text:list-item>
              <text:list-item>
                <text:p>Voice, wireless, SSL, Gpcode.ak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Асиметрични шифри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Два ключа, публичен (pub) и частен (priv)</text:p>
              </text:list-item>
              <text:list-item>
                <text:p>Публичният се раздава на света</text:p>
              </text:list-item>
              <text:list-item>
                <text:p>Криптираното с pub може да се декриптира само с priv</text:p>
              </text:list-item>
              <text:list-item>
                <text:p>В някои системи е възможно и криптираното с priv да се декриптира с pub</text:p>
              </text:list-item>
              <text:list-item>
                <text:p>Подписване – hash на входа, криптиран с priv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RSA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рости числа и случайни числа</text:p>
              </text:list-item>
              <text:list-item>
                <text:p>n=p*q, D – взаимнопросто с (p-1)*(q-1), E</text:p>
              </text:list-item>
              <text:list-item>
                <text:p>Частен ключ – двойка (D, n); публичен - (E, n)</text:p>
              </text:list-item>
              <text:list-item>
                <text:p>А^E mod n – тежко при големи p, q</text:p>
              </text:list-item>
              <text:list-item>
                <text:p>Лесен за реализация, времеотнемащ, труден за „разбиване“</text:p>
              </text:list-item>
              <text:list-item>
                <text:p>Все така добър и използван (други: DSA, ElGamal, elliptic curv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allenge-respon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А и B имат споделен secret</text:p>
              </text:list-item>
              <text:list-item>
                <text:p>A праща на B challenge</text:p>
              </text:list-item>
              <text:list-item>
                <text:p>B долепя secret до challenge и смята hash от получения bitstream, който изпраща</text:p>
                <text:list>
                  <text:list-item>
                    <text:p>Алтернативно, криптира със симетричен шифър</text:p>
                  </text:list-item>
                </text:list>
              </text:list-item>
              <text:list-item>
                <text:p>A прави същата операция и сравнява резултата с полученото</text:p>
              </text:list-item>
              <text:list-item>
                <text:p>Man-in-the-middle атак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MAC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Страна A и B имат споделен secret</text:p>
              </text:list-item>
              <text:list-item>
                <text:p>A изпраща до B bistream, с долепен до него hash от bistream | secret</text:p>
              </text:list-item>
              <text:list-item>
                <text:p>B може да провери дали hash-а съвпада и да <text:s/>е сигурен, че пакетът идва от A</text:p>
              </text:list-item>
              <text:list-item>
                <text:p>Replay атак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Key strengthening и Sal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Key strengthening</text:span></text:p>
                <text:p><text:span text:style-name="T2">key = hash(password)</text:span></text:p>
                <text:p><text:span text:style-name="T2">for 1 to 65000 do</text:span></text:p>
                <text:p><text:span text:style-name="T2"><text:s text:c="2"/></text:span><text:span text:style-name="T2">key = hash(key)</text:span></text:p>
                <text:p><text:span text:style-name="T2"/></text:p>
              </text:list-item>
              <text:list-item>
                <text:p><text:span text:style-name="T1">Salt</text:span></text:p>
                <text:p><text:span text:style-name="T2">key = hash(password + salt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ide channel атак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Измислили сте страхотни алгоритми, но...</text:p>
              </text:list-item>
              <text:list-item>
                <text:p>TEMPEST (ван Ек, EMSEC)</text:p>
              </text:list-item>
              <text:list-item>
                <text:p>Timing – stream ciphers, RSA</text:p>
              </text:list-item>
              <text:list-item>
                <text:p>Power Analysis – смарт-карти, PPV TV</text:p>
              </text:list-item>
              <text:list-item>
                <text:p>Acoustic – принтери, банкомати, пишещи машин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asil Kolev</meta:initial-creator>
    <meta:creation-date>2010-10-10T17:59:19</meta:creation-date>
    <meta:editing-duration>PT08H51M57S</meta:editing-duration>
    <meta:editing-cycles>22</meta:editing-cycles>
    <dc:date>2010-10-15T00:18:29.01</dc:date>
    <meta:generator>OpenOffice.org/3.2$Win32 OpenOffice.org_project/320m12$Build-9483</meta:generator>
    <dc:creator>Boyan Krosnov</dc:creator>
    <meta:document-statistic meta:object-count="109"/>
  </office:meta>
</office:document-meta>
</file>